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.929cm"/>
    </style:style>
    <style:style style:name="gr2" style:family="graphic" style:parent-style-name="standard">
      <style:graphic-properties draw:stroke="none" draw:fill="none" fo:min-height="2.368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objectwithoutfill">
      <style:graphic-properties svg:stroke-color="#ff6600" draw:fill="none" draw:textarea-vertical-align="middle"/>
    </style:style>
    <style:style style:name="gr5" style:family="graphic" style:parent-style-name="objectwithoutfill">
      <style:graphic-properties svg:stroke-width="0cm" svg:stroke-color="#ff6600" draw:marker-start-width="0.2cm" draw:marker-end-width="0.2cm" draw:fill="none" draw:textarea-vertical-align="middle" fo:padding-top="0.125cm" fo:padding-bottom="0.125cm" fo:padding-left="0.25cm" fo:padding-right="0.25cm"/>
    </style:style>
    <style:style style:name="gr6" style:family="graphic" style:parent-style-name="objectwithoutfill">
      <style:graphic-properties svg:stroke-width="0cm" svg:stroke-color="#f17c0b" draw:marker-start-width="0.2cm" draw:marker-end-width="0.2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6a9662" fo:font-size="10pt" fo:font-style="normal" fo:font-weight="bold"/>
    </style:style>
    <style:style style:name="P3" style:family="paragraph">
      <loext:graphic-properties draw:fill="none"/>
      <style:paragraph-properties fo:text-align="center"/>
      <style:text-properties fo:color="#6a9662" fo:font-size="60pt" fo:font-style="normal" fo:font-weight="bold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6a9662" style:font-name="Liberation Sans" fo:font-size="10pt" fo:font-style="normal" fo:font-weight="bold" style:font-name-asian="Liberation Sans3" style:font-size-asian="18pt" style:font-name-complex="Liberation Sans3" style:font-size-complex="18pt"/>
    </style:style>
    <style:style style:name="T2" style:family="text">
      <style:text-properties fo:color="#6a9662" style:text-position="-33% 58%" style:font-name="Liberation Sans" fo:font-size="10pt" fo:font-style="normal" fo:font-weight="bold" style:font-name-asian="Liberation Sans3" style:font-size-asian="18pt" style:font-name-complex="Liberation Sans3" style:font-size-complex="18pt"/>
    </style:style>
    <style:style style:name="T3" style:family="text">
      <style:text-properties fo:color="#6a9662" style:text-position="0% 100%" style:font-name="Liberation Sans" fo:font-size="10pt" fo:font-style="normal" fo:font-weight="bold" style:font-name-asian="Liberation Sans3" style:font-size-asian="18pt" style:font-name-complex="Liberation Sans3" style:font-size-complex="18pt"/>
    </style:style>
    <style:style style:name="T4" style:family="text">
      <style:text-properties fo:color="#6a9662" style:font-name="Liberation Sans" fo:font-size="60pt" fo:font-style="normal" fo:font-weight="bold" style:font-name-asian="Liberation Sans3" style:font-size-asian="18pt" style:font-name-complex="Liberation Sans3" style:font-size-complex="18pt"/>
    </style:style>
    <style:style style:name="T5" style:family="text">
      <style:text-properties fo:color="#6a9662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.006cm" svg:height="2.179cm" svg:x="9.605cm" svg:y="12.258cm">
            <draw:text-box>
              <text:p text:style-name="P1"><text:span text:style-name="T1">w</text:span><text:span text:style-name="T2">11</text:span></text:p>
              <text:p text:style-name="P1"><text:span text:style-name="T3">w</text:span><text:span text:style-name="T2">21</text:span></text:p>
              <text:p text:style-name="P1"><text:span text:style-name="T3">w</text:span><text:span text:style-name="T2">31</text:span></text:p>
              <text:p text:style-name="P1"><text:span text:style-name="T3">w</text:span><text:span text:style-name="T2">41</text:span></text:p>
            </draw:text-box>
          </draw:frame>
          <draw:frame draw:style-name="gr1" draw:text-style-name="P2" draw:layer="layout" svg:width="1.006cm" svg:height="2.179cm" svg:x="10.452cm" svg:y="12.258cm">
            <draw:text-box>
              <text:p text:style-name="P1"><text:span text:style-name="T1">w</text:span><text:span text:style-name="T2">12</text:span></text:p>
              <text:p text:style-name="P1"><text:span text:style-name="T3">w</text:span><text:span text:style-name="T2">22</text:span></text:p>
              <text:p text:style-name="P1"><text:span text:style-name="T3">w</text:span><text:span text:style-name="T2">32</text:span></text:p>
              <text:p text:style-name="P1"><text:span text:style-name="T3">w</text:span><text:span text:style-name="T2">42</text:span></text:p>
            </draw:text-box>
          </draw:frame>
          <draw:frame draw:style-name="gr1" draw:text-style-name="P2" draw:layer="layout" svg:width="1.006cm" svg:height="2.179cm" svg:x="11.299cm" svg:y="12.258cm">
            <draw:text-box>
              <text:p text:style-name="P1"><text:span text:style-name="T1">w</text:span><text:span text:style-name="T2">13</text:span></text:p>
              <text:p text:style-name="P1"><text:span text:style-name="T3">w</text:span><text:span text:style-name="T2">23</text:span></text:p>
              <text:p text:style-name="P1"><text:span text:style-name="T3">w</text:span><text:span text:style-name="T2">33</text:span></text:p>
              <text:p text:style-name="P1"><text:span text:style-name="T3">w</text:span><text:span text:style-name="T2">43</text:span></text:p>
            </draw:text-box>
          </draw:frame>
          <draw:frame draw:style-name="gr2" draw:text-style-name="P3" draw:layer="layout" svg:width="0.777cm" svg:height="2.618cm" svg:x="8.786cm" svg:y="11.95cm">
            <draw:text-box>
              <text:p text:style-name="P1"><text:span text:style-name="T4">(</text:span></text:p>
            </draw:text-box>
          </draw:frame>
          <draw:frame draw:style-name="gr2" draw:text-style-name="P3" draw:layer="layout" svg:width="0.777cm" svg:height="2.618cm" svg:x="11.786cm" svg:y="11.95cm">
            <draw:text-box>
              <text:p text:style-name="P1"><text:span text:style-name="T4">)</text:span></text:p>
            </draw:text-box>
          </draw:frame>
        </draw:g>
        <draw:frame draw:style-name="gr3" draw:text-style-name="P4" draw:layer="layout" svg:width="2.117cm" svg:height="0.962cm" svg:x="6.826cm" svg:y="12.778cm">
          <draw:text-box>
            <text:p><text:span text:style-name="T5">wih =</text:span> </text:p>
          </draw:text-box>
        </draw:frame>
        <draw:g>
          <draw:line draw:style-name="gr4" draw:text-style-name="P5" draw:layer="layout" svg:x1="13.406cm" svg:y1="5.842cm" svg:x2="14.033cm" svg:y2="6.58cm">
            <text:p/>
          </draw:line>
          <draw:line draw:style-name="gr5" draw:text-style-name="P5" draw:layer="layout" svg:x1="13.364cm" svg:y1="6.635cm" svg:x2="13.977cm" svg:y2="5.856cm">
            <text:p/>
          </draw:line>
        </draw:g>
        <draw:line draw:style-name="gr6" draw:text-style-name="P5" draw:layer="layout" svg:x1="10.748cm" svg:y1="12.187cm" svg:x2="11.178cm" svg:y2="14.602cm">
          <text:p/>
        </draw:line>
        <draw:line draw:style-name="gr6" draw:text-style-name="P5" draw:layer="layout" svg:x1="11.013cm" svg:y1="12.254cm" svg:x2="10.831cm" svg:y2="14.48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9T19:50:10.657576004</meta:creation-date>
    <dc:date>2018-02-17T15:13:45.568893964</dc:date>
    <meta:editing-duration>PT23M56S</meta:editing-duration>
    <meta:editing-cycles>4</meta:editing-cycles>
    <meta:generator>LibreOffice/5.0.3.2$Linux_X86_64 LibreOffice_project/00m0$Build-2</meta:generator>
    <meta:document-statistic meta:object-count="12"/>
  </office:meta>
</office:document-meta>
</file>